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lerMethodResolver.getInitBinderMethod( Object bean ,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rollerMethodResolver.getRequestMappingMethod( HandlerMethod handler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rollerMethodResolver.ControllerMethodResolver( ArgumentResolverConfigurer customResolvers , ReactiveAdapterRegistry adapterRegistry , ConfigurableApplicationContext context , List &lt; HttpMessageReader &lt; ? &gt; &gt; r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trollerMethodResolver.modelMethodResolvers( ArgumentResolverConfigurer customResolvers , ReactiveAdapterRegistry adapterRegistry , Configurable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MethodResolver.createAttributeMethod( Object bean ,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rollerMethodResolver.getInitBinderMethods( HandlerMethod handlerMetho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ntrollerMethodResolver.requestMappingResolvers( ArgumentResolverConfigurer customResolvers , ReactiveAdapterRegistry adapterRegistry , ConfigurableApplicationContext context , List &lt; HttpMessageReader &lt; ? &gt; &gt; r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MethodResolver.initResolvers( ArgumentResolverConfigurer customResolvers , ReactiveAdapterRegistry adapterRegistry , ConfigurableApplicationContext context , boolean supportDataBinding , List &lt; HttpMessageReader &lt; ? &gt; &gt; reader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ControllerMethodResolver.exceptionHandlerResolvers( ArgumentResolverConfigurer customResolvers , ReactiveAdapterRegistry adapterRegistry , Configurable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MethodResolver.initControllerAdviceCaches( ApplicationContext applicationContex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ntrollerMethodResolver.initBinderResolvers( ArgumentResolverConfigurer customResolvers , ReactiveAdapterRegistry adapterRegistry , Configurable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rollerMethodResolver.getModelAttributeMethods( HandlerMethod handlerMetho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ntrollerMethodResolver.getSessionAttributesHandler( HandlerMethod handler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rollerMethodResolver.getExceptionHandlerMethod( Throwable ex , @ Nullable HandlerMethod handlerMetho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